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E8000003E84F735D01ABD0C2E7.png" manifest:media-type="image/png"/>
  <manifest:file-entry manifest:full-path="Pictures/100000000000073D0000039AF6D8A7DAD8D5B1A7.png" manifest:media-type="image/png"/>
  <manifest:file-entry manifest:full-path="Pictures/100000000000073D0000039A07E418D34EABD49E.png" manifest:media-type="image/png"/>
  <manifest:file-entry manifest:full-path="Pictures/100000000000073D0000039A7568A1021CB64551.png" manifest:media-type="image/png"/>
  <manifest:file-entry manifest:full-path="Pictures/100000000000073D0000039AAB8087B0F1CD769C.png" manifest:media-type="image/png"/>
  <manifest:file-entry manifest:full-path="Pictures/100000000000073D0000039A167BBEFA808CCFD9.png" manifest:media-type="image/png"/>
  <manifest:file-entry manifest:full-path="Pictures/100000000000073D0000039A4D7DB5D508384D3F.png" manifest:media-type="image/png"/>
  <manifest:file-entry manifest:full-path="Pictures/100000000000073D0000039A90F8A57AE994502F.png" manifest:media-type="image/png"/>
  <manifest:file-entry manifest:full-path="Pictures/100000000000073D0000039AA6F9FB938C2C236C.png" manifest:media-type="image/png"/>
  <manifest:file-entry manifest:full-path="Pictures/100000000000073D0000039AD1AD32FEFFA86733.png" manifest:media-type="image/png"/>
  <manifest:file-entry manifest:full-path="Pictures/100000000000073D0000039A543CB26F87107296.png" manifest:media-type="image/png"/>
  <manifest:file-entry manifest:full-path="Pictures/100000000000073D0000039A54E72A4A5B493410.png" manifest:media-type="image/png"/>
  <manifest:file-entry manifest:full-path="Pictures/100000000000073D0000039A53F0A867CDB478E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876cm, 0cm, 16.126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239cm, 0cm, 15.493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4.478cm, 0cm, 16.253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059cm, 0cm, 16.578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747cm, 0cm, 16.89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687cm, 0cm, 15.553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003cm, 0cm, 15.11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3.17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018cm, 0cm, 16.889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27cm, 0cm, 17.653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855cm, 0cm, 16.163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144cm, 0cm, 17.652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4.191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273cm, 0cm, 17.65cm)" draw:image-opacity="100%" style:mirror="non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19.236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48pt" style:font-size-asian="28pt" style:font-size-complex="28pt"/>
    </style:style>
    <style:style style:name="P4" style:family="paragraph">
      <loext:graphic-properties draw:fill="none" draw:fill-color="#ffffff"/>
      <style:paragraph-properties fo:text-align="center"/>
      <style:text-properties style:text-position="-33% 58%" fo:font-size="48pt" style:font-size-asian="28pt" style:font-size-complex="28pt"/>
    </style:style>
    <style:style style:name="T1" style:family="text">
      <style:text-properties fo:font-size="48pt" style:font-size-asian="28pt" style:font-size-complex="28pt"/>
    </style:style>
    <style:style style:name="T2" style:family="text">
      <style:text-properties style:text-position="-33% 58%" fo:font-size="4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017cm" svg:height="24.39cm" svg:x="1.228cm" svg:y="21.988cm">
          <draw:image xlink:href="Pictures/100000000000073D0000039AA6F9FB938C2C236C.png" xlink:type="simple" xlink:show="embed" xlink:actuate="onLoad">
            <text:p/>
          </draw:image>
        </draw:frame>
        <draw:frame draw:style-name="gr2" draw:text-style-name="P1" draw:layer="layout" svg:width="18.287cm" svg:height="24.39cm" svg:x="18.289cm" svg:y="-0.852cm">
          <draw:image xlink:href="Pictures/100000000000073D0000039A4D7DB5D508384D3F.png" xlink:type="simple" xlink:show="embed" xlink:actuate="onLoad">
            <text:p/>
          </draw:image>
        </draw:frame>
        <draw:frame draw:style-name="gr3" draw:text-style-name="P1" draw:layer="layout" svg:width="18.288cm" svg:height="24.39cm" svg:x="1.578cm" svg:y="-0.979cm">
          <draw:image xlink:href="Pictures/100000000000073D0000039AD1AD32FEFFA86733.png" xlink:type="simple" xlink:show="embed" xlink:actuate="onLoad">
            <text:p/>
          </draw:image>
        </draw:frame>
        <draw:frame draw:style-name="gr4" draw:text-style-name="P1" draw:layer="layout" svg:width="16.382cm" svg:height="24.39cm" svg:x="35.406cm" svg:y="-0.919cm">
          <draw:image xlink:href="Pictures/100000000000073D0000039A54E72A4A5B493410.png" xlink:type="simple" xlink:show="embed" xlink:actuate="onLoad">
            <text:p/>
          </draw:image>
        </draw:frame>
        <draw:frame draw:style-name="gr5" draw:text-style-name="P1" draw:layer="layout" svg:width="16.382cm" svg:height="24.39cm" svg:x="51.211cm" svg:y="-1.1cm">
          <draw:image xlink:href="Pictures/100000000000073D0000039A543CB26F87107296.png" xlink:type="simple" xlink:show="embed" xlink:actuate="onLoad">
            <text:p/>
          </draw:image>
        </draw:frame>
        <draw:frame draw:style-name="gr6" draw:text-style-name="P1" draw:layer="layout" svg:width="17.779cm" svg:height="24.39cm" svg:x="64.292cm" svg:y="-0.979cm">
          <draw:image xlink:href="Pictures/100000000000073D0000039A53F0A867CDB478E0.png" xlink:type="simple" xlink:show="embed" xlink:actuate="onLoad">
            <text:p/>
          </draw:image>
        </draw:frame>
        <draw:frame draw:style-name="gr7" draw:text-style-name="P1" draw:layer="layout" svg:width="17.906cm" svg:height="24.39cm" svg:x="79.251cm" svg:y="-0.852cm">
          <draw:image xlink:href="Pictures/100000000000073D0000039A167BBEFA808CCFD9.png" xlink:type="simple" xlink:show="embed" xlink:actuate="onLoad">
            <text:p/>
          </draw:image>
        </draw:frame>
        <draw:frame draw:style-name="gr8" draw:text-style-name="P3" draw:layer="layout" svg:width="9.017cm" svg:height="3.429cm" svg:x="5.496cm" svg:y="19.69cm">
          <draw:text-box>
            <text:p text:style-name="P2"><text:span text:style-name="T1">SOURCE</text:span></text:p>
          </draw:text-box>
        </draw:frame>
        <draw:frame draw:style-name="gr8" draw:text-style-name="P3" draw:layer="layout" svg:width="9.017cm" svg:height="3.429cm" svg:x="4.996cm" svg:y="42.456cm">
          <draw:text-box>
            <text:p text:style-name="P2"><text:span text:style-name="T1">TARGET</text:span></text:p>
          </draw:text-box>
        </draw:frame>
        <draw:frame draw:style-name="gr9" draw:text-style-name="P1" draw:layer="layout" svg:width="15.112cm" svg:height="24.39cm" svg:x="19.542cm" svg:y="21.988cm">
          <draw:image xlink:href="Pictures/100000000000073D0000039AAB8087B0F1CD769C.png" xlink:type="simple" xlink:show="embed" xlink:actuate="onLoad">
            <text:p/>
          </draw:image>
        </draw:frame>
        <draw:frame draw:style-name="gr8" draw:text-style-name="P4" draw:layer="layout" svg:width="9.017cm" svg:height="3.429cm" svg:x="24.176cm" svg:y="20.262cm">
          <draw:text-box>
            <text:p text:style-name="P2"><text:span text:style-name="T1">t</text:span><text:span text:style-name="T2">1</text:span></text:p>
          </draw:text-box>
        </draw:frame>
        <draw:frame draw:style-name="gr10" draw:text-style-name="P1" draw:layer="layout" svg:width="14.096cm" svg:height="24.39cm" svg:x="36.433cm" svg:y="21.988cm">
          <draw:image xlink:href="Pictures/100000000000073D0000039A90F8A57AE994502F.png" xlink:type="simple" xlink:show="embed" xlink:actuate="onLoad">
            <text:p/>
          </draw:image>
        </draw:frame>
        <draw:frame draw:style-name="gr8" draw:text-style-name="P3" draw:layer="layout" svg:width="9.017cm" svg:height="3.429cm" svg:x="39.719cm" svg:y="20.316cm">
          <draw:text-box>
            <text:p text:style-name="P2"><text:span text:style-name="T1">t</text:span><text:span text:style-name="T2">2</text:span></text:p>
          </draw:text-box>
        </draw:frame>
        <draw:frame draw:style-name="gr11" draw:text-style-name="P1" draw:layer="layout" svg:width="16.001cm" svg:height="24.39cm" svg:x="50.785cm" svg:y="21.988cm">
          <draw:image xlink:href="Pictures/100000000000073D0000039A7568A1021CB64551.png" xlink:type="simple" xlink:show="embed" xlink:actuate="onLoad">
            <text:p/>
          </draw:image>
        </draw:frame>
        <draw:frame draw:style-name="gr8" draw:text-style-name="P3" draw:layer="layout" svg:width="9.017cm" svg:height="3.429cm" svg:x="55.826cm" svg:y="20.189cm">
          <draw:text-box>
            <text:p text:style-name="P2"><text:span text:style-name="T1">t</text:span><text:span text:style-name="T2">3</text:span></text:p>
          </draw:text-box>
        </draw:frame>
        <draw:frame draw:style-name="gr12" draw:text-style-name="P1" draw:layer="layout" svg:width="14.223cm" svg:height="24.39cm" svg:x="66.66cm" svg:y="21.988cm">
          <draw:image xlink:href="Pictures/100000000000073D0000039A07E418D34EABD49E.png" xlink:type="simple" xlink:show="embed" xlink:actuate="onLoad">
            <text:p/>
          </draw:image>
        </draw:frame>
        <draw:frame draw:style-name="gr13" draw:text-style-name="P3" draw:layer="layout" svg:width="9.017cm" svg:height="4.441cm" svg:x="69.504cm" svg:y="20.116cm">
          <draw:text-box>
            <text:p text:style-name="P2"><text:span text:style-name="T1">t</text:span><text:span text:style-name="T2">4</text:span></text:p>
            <text:p text:style-name="P2"><text:span text:style-name="T1"/></text:p>
          </draw:text-box>
        </draw:frame>
        <draw:frame draw:style-name="gr14" draw:text-style-name="P1" draw:layer="layout" svg:width="14.096cm" svg:height="24.39cm" svg:x="80.883cm" svg:y="21.988cm">
          <draw:image xlink:href="Pictures/100000000000073D0000039AF6D8A7DAD8D5B1A7.png" xlink:type="simple" xlink:show="embed" xlink:actuate="onLoad">
            <text:p/>
          </draw:image>
        </draw:frame>
        <draw:frame draw:style-name="gr8" draw:text-style-name="P3" draw:layer="layout" svg:width="9.017cm" svg:height="3.429cm" svg:x="84.109cm" svg:y="20.243cm">
          <draw:text-box>
            <text:p text:style-name="P2"><text:span text:style-name="T1">t</text:span><text:span text:style-name="T2">5</text:span></text:p>
          </draw:text-box>
        </draw:frame>
        <draw:frame draw:style-name="gr15" draw:text-style-name="P2" draw:layer="layout" svg:width="6.162cm" svg:height="25.399cm" svg:x="94.218cm" svg:y="20.558cm">
          <draw:image xlink:href="Pictures/10000201000003E8000003E84F735D01ABD0C2E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1.6cm" fo:page-height="46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09:28:38.157960299</meta:creation-date>
    <dc:date>2019-06-06T14:31:21.931271847</dc:date>
    <meta:editing-duration>PT30M53S</meta:editing-duration>
    <meta:editing-cycles>13</meta:editing-cycles>
    <meta:generator>LibreOffice/6.0.7.3$Linux_X86_64 LibreOffice_project/00m0$Build-3</meta:generator>
    <meta:document-statistic meta:object-count="20"/>
  </office:meta>
</office:document-meta>
</file>